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3de2" officeooo:paragraph-rsid="00163d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pandas as pd</text:p>
      <text:p text:style-name="P1">import numpy as np</text:p>
      <text:p text:style-name="P1">import xlsxwriter</text:p>
      <text:p text:style-name="P1"/>
      <text:p text:style-name="P1">#d= raw_input('Enter the file name:')</text:p>
      <text:p text:style-name="P1">#s= raw_input ('Please the sheet name of your file:')</text:p>
      <text:p text:style-name="P1"/>
      <text:p text:style-name="P1">data = pd.read_excel('/home/mithunkumar/Downloads/Cost_K_PT_SW_MCU_ZBOM-01-R1_0.xls')</text:p>
      <text:p text:style-name="P1">#data = pd.read_excel(d)</text:p>
      <text:p text:style-name="P1">writer = pd.ExcelWriter('/home/mithunkumar/Downloads/Cost_K_PT_SW_MCU_ZBOM-01-R1_0.xls', engine='xlsxwriter')</text:p>
      <text:p text:style-name="P1">#writer = pd.ExcelWriter('/home/mithunkumar/Downloads/'+d, engine='xlsxwriter')</text:p>
      <text:p text:style-name="P1">#print data['Kiko Home Automation'] </text:p>
      <text:p text:style-name="P1">#print In [8]</text:p>
      <text:p text:style-name="P1">#print data</text:p>
      <text:p text:style-name="P1">#df=data.loc[: , "Kiko Home Automation"]</text:p>
      <text:p text:style-name="P1">#print df</text:p>
      <text:p text:style-name="P1">data['a'] =data.Description.str.split(' ').str.get(0)</text:p>
      <text:p text:style-name="P1">data['b']= data.Description.str.split(' ').str.get(1)</text:p>
      <text:p text:style-name="P1">data['c']= data.Description.str.split(' ').str.get(2)</text:p>
      <text:p text:style-name="P1">data['d']= data.Description.str.split(' ').str.get(3)</text:p>
      <text:p text:style-name="P1">data['e']= data.Description.str.split(' ').str.get(4)</text:p>
      <text:p text:style-name="P1">data['f']= data.Description.str.split(' ').str.get(5)</text:p>
      <text:p text:style-name="P1"/>
      <text:p text:style-name="P1">data['Lower']= data.Operating_Temperature.str.split(' to ').str.get(0)</text:p>
      <text:p text:style-name="P1">data['Higher']= data.Operating_Temperature.str.split(' to ').str.get(1)</text:p>
      <text:p text:style-name="P1">print (data)</text:p>
      <text:p text:style-name="P1">data.to_excel(writer, sheet_name='sheet1')</text:p>
      <text:p text:style-name="P1">workbook <text:s/>= writer.book</text:p>
      <text:p text:style-name="P1">worksheet = writer.sheets['sheet1']</text:p>
      <text:p text:style-name="P1">writer.save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8:22:37.290617634</meta:creation-date>
    <dc:date>2017-03-16T18:23:08.200870518</dc:date>
    <meta:editing-duration>P0D</meta:editing-duration>
    <meta:editing-cycles>1</meta:editing-cycles>
    <meta:document-statistic meta:table-count="0" meta:image-count="0" meta:object-count="0" meta:page-count="1" meta:paragraph-count="27" meta:word-count="91" meta:character-count="1134" meta:non-whitespace-character-count="1068"/>
    <meta:generator>LibreOffice/4.2.8.2$Linux_X86_64 LibreOffice_project/420m0$Build-2</meta:generator>
  </office:meta>
</office:document-meta>
</file>